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" officeooo:paragraph-rsid="00189e2b"/>
    </style:style>
    <style:style style:name="P2" style:family="paragraph" style:parent-style-name="Preformatted_20_Text">
      <style:text-properties officeooo:paragraph-rsid="00189e2b"/>
    </style:style>
    <style:style style:name="P3" style:family="paragraph" style:parent-style-name="Standard">
      <style:text-properties officeooo:paragraph-rsid="00189e2b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rsid="00180797" officeooo:paragraph-rsid="00189e2b"/>
    </style:style>
    <style:style style:name="P5" style:family="paragraph" style:parent-style-name="Standard">
      <style:text-properties style:font-name="Liberation Mono"/>
    </style:style>
    <style:style style:name="P6" style:family="paragraph" style:parent-style-name="Standard">
      <style:text-properties style:font-name="Liberation Mono" officeooo:rsid="00180797" officeooo:paragraph-rsid="00180797"/>
    </style:style>
    <style:style style:name="P7" style:family="paragraph" style:parent-style-name="Preformatted_20_Text">
      <style:text-properties officeooo:paragraph-rsid="00190dbb"/>
    </style:style>
    <style:style style:name="T1" style:family="text">
      <style:text-properties officeooo:rsid="00180797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style:font-name="Liberation Mono" fo:font-size="12pt" officeooo:rsid="00190db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&lt;!DOCTYPE html&gt;</text:span></text:span></text:p>
      <text:p text:style-name="P2"><text:span text:style-name="Source_20_Text"><text:span text:style-name="T2">&lt;html lang="fr"&gt;</text:span></text:span></text:p>
      <text:p text:style-name="P7"><text:span text:style-name="Source_20_Text"><text:span text:style-name="T2">&lt;head&gt;</text:span></text:span></text:p>
      <text:p text:style-name="P7"><text:span text:style-name="Source_20_Text"><text:span text:style-name="T2"><text:tab/>&lt;</text:span></text:span><text:span text:style-name="Source_20_Text"><text:span text:style-name="T3">meta charset="utf-8"&gt;</text:span></text:span></text:p>
      <text:p text:style-name="P7"><text:span text:style-name="Source_20_Text"><text:span text:style-name="T2"><text:tab/>&lt;</text:span></text:span><text:span text:style-name="Source_20_Text"><text:span text:style-name="T3">title&gt;liste ordonnée&lt;/title&gt;</text:span></text:span></text:p>
      <text:p text:style-name="P7"><text:span text:style-name="Source_20_Text"><text:span text:style-name="T2">&lt;/head&gt;</text:span></text:span></text:p>
      <text:p text:style-name="P2"><text:span text:style-name="Source_20_Text"><text:span text:style-name="T2">&lt;body&gt;</text:span></text:span></text:p>
      <text:p text:style-name="P5">&lt;<text:span text:style-name="T1">ol type="A"&gt;</text:span></text:p>
      <text:p text:style-name="P6"><text:tab/>&lt;li&gt;Souris&lt;/li&gt;</text:p>
      <text:p text:style-name="P6"><text:tab/>&lt;li&gt;Chiens&lt;/li&gt;</text:p>
      <text:p text:style-name="P6"><text:tab/>&lt;li&gt;Félins&lt;/li&gt;</text:p>
      <text:p text:style-name="P6"><text:tab/>&lt;li&gt;Chevaux&lt;/li&gt;</text:p>
      <text:p text:style-name="P6">&lt;/ol&gt;</text:p>
      <text:p text:style-name="P6">&lt;ol type="a"&gt;</text:p>
      <text:p text:style-name="P6"><text:tab/>&lt;li&gt;Bassets&lt;/li&gt;</text:p>
      <text:p text:style-name="P6"><text:tab/>&lt;li&gt;Caniches&lt;/li&gt;</text:p>
      <text:p text:style-name="P6">&lt;ol type="1"&gt;<text:tab/></text:p>
      <text:p text:style-name="P6"><text:tab/>&lt;li&gt;Lions&lt;/li&gt;</text:p>
      <text:p text:style-name="P6"><text:tab/>&lt;li&gt;Tigres&lt;/li&gt;</text:p>
      <text:p text:style-name="P6"><text:tab/>&lt;li&gt;Chats&lt;/li&gt;</text:p>
      <text:p text:style-name="P3"><text:span text:style-name="Source_20_Text"><text:span text:style-name="T2">&lt;/body&gt;</text:span></text:span></text:p>
      <text:p text:style-name="P4"><text:span text:style-name="Source_20_Text"><text:span text:style-name="T2">&lt;/html&gt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6:04:00.522856698</meta:creation-date>
    <dc:date>2023-06-27T16:25:03.818564210</dc:date>
    <meta:editing-duration>PT8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9" meta:character-count="308" meta:non-whitespace-character-count="289"/>
  </office:meta>
</office:document-meta>
</file>